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065cm" table:align="center" style:writing-mode="lr-tb"/>
    </style:style>
    <style:style style:name="Tabla1.A" style:family="table-column">
      <style:table-column-properties style:column-width="1.662cm"/>
    </style:style>
    <style:style style:name="Tabla1.C" style:family="table-column">
      <style:table-column-properties style:column-width="11.742cm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text-underline-style="non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6pt" style:font-size-asian="26pt"/>
    </style:style>
    <style:style style:name="P6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0pt" style:font-size-asian="20pt"/>
    </style:style>
    <style:style style:name="P7" style:family="paragraph" style:parent-style-name="Heading_20_2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fo:font-size="20pt" style:font-size-asian="20pt"/>
    </style:style>
    <style:style style:name="P8" style:family="paragraph" style:parent-style-name="Standard">
      <style:paragraph-properties fo:margin-left="0.332cm" fo:margin-right="0cm" fo:margin-top="0.212cm" fo:margin-bottom="0.212cm" fo:text-indent="0cm" style:auto-text-indent="false" style:snap-to-layout-grid="false"/>
      <style:text-properties style:font-name="Arial1" fo:font-size="20pt" fo:font-style="italic" fo:font-weight="bold" style:font-size-asian="20pt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Heading_20_1"/>
      <text:p text:style-name="P3">MEMORIA DE CÁLCULO</text:p>
      <text:p text:style-name="P4"/>
      <text:p text:style-name="P4">En este apartado se incluyen los siguientes documentos</text:p>
      <text:p text:style-name="P4">(márquese con una cruz lo que proceda):</text:p>
      <text:p text:style-name="P2"/>
      <text:p text:style-name="P2"/>
      <text:p text:style-name="P2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5"><text:bookmark-start text:name="OLE_LINK1"/><text:bookmark-end text:name="OLE_LINK1"/><text:bookmark-start text:name="OLE_LINK2"/><text:bookmark-end text:name="OLE_LINK2"/><text:bookmark-start text:name="_Hlk74665074"/><text:bookmark-end text:name="_Hlk74665074"/></text:p>
          </table:table-cell>
          <table:table-cell table:style-name="Tabla1.B1" office:value-type="string">
            <text:p text:style-name="P6">CM</text:p>
          </table:table-cell>
          <table:table-cell table:style-name="Tabla1.C1" office:value-type="string">
            <text:p text:style-name="P7">CÁLCULOS MECÁNICOS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6">CE</text:p>
          </table:table-cell>
          <table:table-cell table:style-name="Tabla1.C2" office:value-type="string">
            <text:p text:style-name="P8">CÁLCULOS ELÉCTRICOS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6">CH</text:p>
          </table:table-cell>
          <table:table-cell table:style-name="Tabla1.C2" office:value-type="string">
            <text:p text:style-name="P8">CÁLCULOS HIDRÁULICOS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6">CN</text:p>
          </table:table-cell>
          <table:table-cell table:style-name="Tabla1.C2" office:value-type="string">
            <text:p text:style-name="P8">CÁLCULOS NEUMÁTICOS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hyphenation-ladder-count="no-limit" fo:text-indent="0cm" style:auto-text-indent="false"/>
      <style:text-properties style:font-name="Arial1" fo:font-size="14pt" fo:language="es" fo:country="ES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margin-top="0.423cm" fo:margin-bottom="0.106cm" fo:text-align="center" style:justify-single-word="false" fo:text-indent="0cm" style:auto-text-indent="false" fo:keep-with-next="always"/>
      <style:text-properties style:font-name="Arial Black" fo:font-size="28pt" style:text-underline-style="solid" style:text-underline-width="auto" style:text-underline-color="font-color" fo:font-weight="bold" style:letter-kerning="true" style:font-size-asian="28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1" fo:font-size="14pt" fo:language="es" fo:country="ES" style:text-underline-style="solid" style:text-underline-width="auto" style:text-underline-color="font-color" fo:font-weight="bold" style:font-size-asian="14pt" style:font-weight-asian="bold" style:font-name-complex="Arial1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1" fo:language="es" fo:country="ES" fo:font-weight="bold" style:font-weight-asian="bold" style:font-name-complex="Arial1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1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1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MEMORIA ECONÓMICA</dc:title>
    <meta:initial-creator>Ángel Millán</meta:initial-creator>
    <meta:creation-date>2007-10-12T10:05:00</meta:creation-date>
    <dc:creator>Ángel Millán León</dc:creator>
    <dc:date>2007-10-12T11:15:15</dc:date>
    <dc:language>es-ES</dc:language>
    <meta:editing-cycles>3</meta:editing-cycles>
    <meta:editing-duration>PT2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30" meta:character-count="195"/>
  </office:meta>
</office:document-meta>
</file>